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周易哲學</text:h>
      <text:h text:style-name="P6" text:outline-level="2">期中考</text:h>
      <text:p text:style-name="Standard"/>
      <text:p text:style-name="P2">R01922024</text:p>
      <text:p text:style-name="P2">資訊工程學系　碩士班一年級　李卿澄</text:p>
      <text:p text:style-name="P2"/>
      <text:p text:style-name="P3">既濟：亨，小利貞，初吉終亂。</text:p>
      <text:p text:style-name="P3"/>
      <text:p text:style-name="P1">初九：曳其輪，濡其尾，無咎。</text:p>
      <text:p text:style-name="P1">六二：婦喪其茀，勿逐，七日得。</text:p>
      <text:p text:style-name="P3">九三：高宗伐鬼方，三年克之，小人物用。</text:p>
      <text:p text:style-name="P1">六四：繻有衣袽，終日戒。</text:p>
      <text:p text:style-name="P3">九五：東鄰殺牛，不如西鄰之禴祭，實受其福。</text:p>
      <text:p text:style-name="P3">上六：濡其首，厲。</text:p>
      <text:p text:style-name="P3"/>
      <text:p text:style-name="P3">未濟：亨，小狐汔濟，濡其尾，無攸利。</text:p>
      <text:p text:style-name="P3"/>
      <text:p text:style-name="P3">初六：濡其尾，吝。</text:p>
      <text:p text:style-name="P3">九二：曳其輪，貞吉。</text:p>
      <text:p text:style-name="P3">六三：未濟，征兇，利涉大川。</text:p>
      <text:p text:style-name="P3">九四：貞吉，悔亡，震用伐鬼方，三年有賞于大國。</text:p>
      <text:p text:style-name="P3">六五：貞吉，無悔，君子之光，有孚，吉。</text:p>
      <text:p text:style-name="P3">上九：有孚于飲酒，無咎，濡其首，有孚失是。</text:p>
      <text:p text:style-name="P3"/>
      <text:p text:style-name="P3">這次期中報告我來嘗試解看看既濟與未濟此二非期末範圍、非報告範圍亦非過去曾寫過的兩個卦，他們位於易經的最尾端，是第六十三、六十四卦。在周易哲學這門課的第一次討論課助教有請我們占個卦，並且看看卦詞來判定一下吉凶或應用在最近的日常生活之中，而我得到的是未濟卦，所以就趁此機會嘗試解釋看看。</text:p>
      <text:p text:style-name="P3"/>
      <text:p text:style-name="P3">既濟，上為坎卦，下為離卦；上面是水，下面是火。水向下流動而火向上上升，像泰卦中天與地的關係一般，在下的向上，而在上的向下，才有產生交流、流動，水火相濟，故得卦名既濟。從爻位的應位、當位的角度來看，既濟卦應該已經是一個最好的卦了，陽爻居陽位，陰爻居陰位，陰陽相應，但卦詞卻說，初吉終亂，最後會亂。雖然老師上課看起來是強烈不喜歡拿序卦傳來解卦，這邊還是借用一下裡面常常看到的句型「Ο不可以終Ο，故受之以Ο」的句型，可以發現這種物極必反，樂極生悲的哲思在易經之中還蠻常見的，也常成對出現這樣意味的卦，<text:soft-page-break/>像是泰卦與否卦，所以既濟之後還有個未濟，形成一種概念相對，時序循環的概念。</text:p>
      <text:p text:style-name="P3"/>
      <text:p text:style-name="P3">初九，車輪陷住了，尾巴濕了。從未濟卦的卦詞可以猜測這裡的尾巴應該是指小狐的尾巴，小狐尾巴濕了行動會不太方便，人乘車車輪陷住都是使得行動不便，君子遇到這種狀況應當多多留神，而不輕舉妄動。因為遇到一點點不好的狀況而提高警覺，更為謹慎所以無咎。而初九與六四相應，但是個人單看爻辭看不太出來有相應的意味。當然也或許有六四的相應才能無咎。</text:p>
      <text:p text:style-name="P3"/>
      <text:p text:style-name="P3">六二，婦人掉東西了不要去追尋，七天之後就會回來了。該是你的東西大概也跑不了吧，花費過多氣力在尋找還不如去做更有意義的事情。像是前幾天我以為我的筆電的保護套不見了，找遍了實驗室、上週上課過的教室、宿舍等地都找不到，原來保護套放在家裡我的書桌上，如果把找東西的心神拿來準備期末考的話會更好。</text:p>
      <text:p text:style-name="P3"/>
      <text:p text:style-name="P3">九三，高宗征伐鬼方，三年才打贏，能力強的人尚且如此，能力沒有那麼強的人還是不要這麼做比較好。我想這裡的小人應該和論語中相對於君子的小人不一樣，可能是相對於大人的小人，是相對於能力強的人或尊貴的人之外的普通人。</text:p>
      <text:p text:style-name="P3"/>
      <text:p text:style-name="P3">六四， 有幾種說法，其中一種是穿著破爛，終日警戒。大家在外面打仗衣服都破爛了還是要防止鬼方前來襲擊，要警戒，這是延續九三的情境而來。另外一種是說準備好塞破洞用的布，防止船有洞而沈船。兩種說法大抵都在說需要警戒，只是需要警戒的理由可能不太一樣。卦詞已經說了最終會是亂局，或許此處便是提醒注意要警戒，再者，此處已經進入上卦坎卦，開始進入危險了。</text:p>
      <text:p text:style-name="P3"/>
      <text:p text:style-name="P3">九五，東邊的鄰居要殺牛舖張祭祀，還不如西邊的鄰居樸實的祭祀可以獲得神明的祝福。出現東與西的對照又會想到周在商的西邊，商在周的東邊，似乎有告誡的意味，居領導地位的殷商晚期鋪張浪費，最後才會被周取而代之。這是領導者位置的爻，所以應該是用來勸戒領導者不宜舖張，不然會得不到神明的祝福，失去天賦的領導地位。</text:p>
      <text:p text:style-name="P3"/>
      <text:p text:style-name="P3">上六，頭濕了。在不失一般性的狀況下常人不會主動去弄濕頭，頭弄濕了應該是掉到水裡面去了，而連頭都濕了大概就是要滅頂了，這是非常危厲的狀況。正常人通常會主動避免危難，此處在勸戒不要太過自得意滿，去涉險，不然也沒人能救了。此處用到水，也隱約呼應了此爻在上卦坎卦之中。</text:p>
      <text:p text:style-name="P3"/>
      <text:p text:style-name="P3">既濟已經到了至好的情況，可是爻辭之中看不太出當位會發生什麼好事，又或者上下相應幫忙的狀況。而多是勸戒六個不同位置的人，不要太高估自己的實力去做一些實力範圍之外的事情，像九三說征伐鬼方這種事情強者三年（或許可當成花很多時間的意思，略有負面語意）才戰勝；六四大臣要小心國家之後可能要走下坡，要預先準備，防範未然；九五領導者不要以為國家很強盛（前面已經花了很多時間在征戰了，雖然結果勝利但也消耗不少國力）而鋪張浪費，上六<text:soft-page-break/>可能已經過頭了就滅頂了，過頭了之後就來看一下未濟卦。</text:p>
      <text:p text:style-name="P3"/>
      <text:p text:style-name="P3">未濟，與既濟卦相反，互為錯卦與縱卦，離火在上，坎水在下，越離越遠，無法互通有無，上下交流，沒有相濟所以就叫未濟了。以當位的角度來看，此卦陽爻不居陽位，陰爻不居陰位，都不在該在的位置上，不過就應位的角度來看則是皆有應，或許這就是雖無攸利但亨通的原因吧。卦詞說小狐於旱地（汔）尋水（濟），弄濕了尾巴，沒有什麼好的。不過看起來也沒有太糟。雖然現在不太好，象有曰君子以慎辨物居方，相信只要謹慎分辨，沉著判斷便能更好。</text:p>
      <text:p text:style-name="P3"/>
      <text:p text:style-name="P3">初六，尾巴弄濕了，這是自取其辱。沒有好好判斷形勢把事情搞砸了這本來就是自討苦吃，自取其辱。處未濟之時，進入新的環境應該要好好觀察一下，不要貿然行動，否則會受傷害。</text:p>
      <text:p text:style-name="P3"/>
      <text:p text:style-name="P3">九二，輪子陷住了，是好事。有外在的力量讓一直想橫衝直撞的人停下來，其實是件好事，被迫停下來才有機會好好看清時事，更加謹慎。</text:p>
      <text:p text:style-name="P3"/>
      <text:p text:style-name="P3">六三，不濟，很危險，這裡是坎險的盡頭了，但若有能力，前面兩爻時已經仔細觀察形勢過了，此時可以開始行動，準備來突破這些危險了。</text:p>
      <text:p text:style-name="P3"/>
      <text:p text:style-name="P3">九四，在原地堅持，將能避免後悔，是好事。而奮起攻伐鬼方，則需要三年才會打贏，不過打贏了會得到獎賞。這是一個建議比較保守謹慎些的爻位，可是如果很衝也不是說結果不好，但是中途一定會消耗些什麼。</text:p>
      <text:p text:style-name="P3"/>
      <text:p text:style-name="P3">六五，陰爻居五位，是比較柔順的君王，散發君子之光，比較像是個禮賢下士而非霸氣型的領導者，能使眾人信服。</text:p>
      <text:p text:style-name="P3"/>
      <text:p text:style-name="P3">上九，即將離開未濟轉入既濟，此時飲酒作樂沒什麼關係，但若是過度自信，就會像隔壁既濟卦的上六一樣滅頂。</text:p>
      <text:p text:style-name="P3"/>
      <text:p text:style-name="P3">未濟整體上是一個不斷告誡（可能因為一開始是不太好的處境，所以）要認清現實狀況，謹慎判斷才會亨通的卦。而學期初得到一個未濟，也是要告訴我好好冷靜一下，不然可能會弄濕尾巴，自取其辱，腳踏車壞掉的話，那就用走得好了，可以停一下，看一看，聽一聽，想一想，再決定要向哪個方向跨出哪隻腳。或許時序已經進展到「利涉大川」的階段了，我想我準備好可以挑戰了。</text:p>
      <text:p text:style-name="P3"/>
      <text:p text:style-name="P3">既濟、未濟都說亨，光從卦名來看則覺得是一好一壞相對概念，也互相循環，既濟到底了接未濟，未濟到底了會轉為既濟，如同泰卦與否卦的關係。卦詞都先說可以亨通，但之後會亂，或者無攸利。而從爻辭的字面上來看都是發生一些不太好的事情，感覺不到既濟有比較好，也不覺得未濟比較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 PL UMing TW" svg:font-family="'AR PL UMing TW'" style:font-family-generic="roman" style:font-pitch="variable"/>
    <style:font-face style:name="新細明體" svg:font-family="新細明體" style:font-family-generic="roman" style:font-pitch="variable"/>
    <style:font-face style:name="文泉驛微米黑" svg:font-family="文泉驛微米黑" style:font-family-generic="swiss" style:font-pitch="variable"/>
    <style:font-face style:name="Lohit Hindi1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3f__3f_" style:display-name="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paragraph" style:parent-style-name="_3f__3f_"/>
    <style:style style:name="WW-_3f__3f__3f__3f__3f__3f_" style:display-name="WW-??????" style:family="paragraph" style:parent-style-name="_3f__3f_"/>
    <style:style style:name="WW-_3f__3f__3f__3f__3f__3f_1" style:display-name="WW-??????1" style:family="paragraph" style:parent-style-name="_3f__3f_"/>
    <style:style style:name="WW-_3f__3f_" style:display-name="WW-??" style:family="paragraph" style:parent-style-name="_3f__3f_"/>
    <style:style style:name="WW-_3f__3f_1" style:display-name="WW-??1" style:family="paragraph" style:parent-style-name="_3f__3f_"/>
    <style:style style:name="WW-_3f__3f__3f__3f__3f__3f_12" style:display-name="WW-??????12" style:family="paragraph" style:parent-style-name="_3f__3f_"/>
    <style:style style:name="WW-_3f__3f__3f__3f__3f__3f_123" style:display-name="WW-??????123" style:family="paragraph" style:parent-style-name="_3f__3f_">
      <style:paragraph-properties fo:margin="100%" fo:margin-left="0cm" fo:margin-right="0cm" fo:margin-top="0cm" fo:margin-bottom="0cm" fo:text-indent="0.6cm" style:auto-text-indent="false"/>
    </style:style>
    <style:style style:name="WW-_3f__3f_12" style:display-name="WW-??12" style:family="paragraph" style:parent-style-name="_3f__3f_"/>
    <style:style style:name="_3f__3f__20_1" style:display-name="?? 1" style:family="paragraph" style:parent-style-name="_3f__3f_">
      <style:paragraph-properties fo:text-align="center" style:justify-single-word="false"/>
    </style:style>
    <style:style style:name="_3f__3f__20_2" style:display-name="?? 2" style:family="paragraph" style:parent-style-name="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" style:display-name="???" style:family="paragraph" style:parent-style-name="_3f__3f_">
      <style:paragraph-properties fo:margin-top="0.42cm" fo:margin-bottom="0.21cm"/>
    </style:style>
    <style:style style:name="_3f__3f__3f__20_1" style:display-name="??? 1" style:family="paragraph" style:parent-style-name="_3f__3f_">
      <style:paragraph-properties fo:margin-top="0.42cm" fo:margin-bottom="0.21cm"/>
    </style:style>
    <style:style style:name="_3f__3f__3f__20_2" style:display-name="??? 2" style:family="paragraph" style:parent-style-name="_3f__3f_">
      <style:paragraph-properties fo:margin-top="0.42cm" fo:margin-bottom="0.21cm"/>
    </style:style>
    <style:style style:name="WW-_3f__3f__3f_" style:display-name="WW-???" style:family="paragraph" style:parent-style-name="_3f__3f_"/>
    <style:style style:name="_3f__3f__7e_LT_7e_Gliederung_20_1" style:display-name="??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paragraph" style:parent-style-name="_3f__3f_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7e_LT_7e_Gliederung_20_3" style:display-name="??~LT~Gliederung 3" style:family="paragraph" style:parent-style-name="_3f__3f_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7e_LT_7e_Gliederung_20_4" style:display-name="??~LT~Gliederung 4" style:family="paragraph" style:parent-style-name="_3f__3f_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7e_LT_7e_Gliederung_20_5" style:display-name="??~LT~Gliederung 5" style:family="paragraph" style:parent-style-name="_3f__3f_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7e_LT_7e_Gliederung_20_6" style:display-name="??~LT~Gliederung 6" style:family="paragraph" style:parent-style-name="_3f__3f__7e_LT_7e_Gliederung_20_5"/>
    <style:style style:name="_3f__3f__7e_LT_7e_Gliederung_20_7" style:display-name="??~LT~Gliederung 7" style:family="paragraph" style:parent-style-name="_3f__3f__7e_LT_7e_Gliederung_20_6"/>
    <style:style style:name="_3f__3f__7e_LT_7e_Gliederung_20_8" style:display-name="??~LT~Gliederung 8" style:family="paragraph" style:parent-style-name="_3f__3f__7e_LT_7e_Gliederung_20_7"/>
    <style:style style:name="_3f__3f__7e_LT_7e_Gliederung_20_9" style:display-name="??~LT~Gliederung 9" style:family="paragraph" style:parent-style-name="_3f__3f__7e_LT_7e_Gliederung_20_8"/>
    <style:style style:name="_3f__3f__7e_LT_7e_Titel" style:display-name="??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_3f__3f__7e_LT_7e_Hintergrund" style:display-name="??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123" style:display-name="WW-??123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WW-_3f__3f__3f_1" style:display-name="WW-???1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新細明體" fo:font-size="18pt" fo:font-style="normal" fo:text-shadow="none" style:text-underline-style="none" fo:font-weight="normal" style:font-name-asian="新細明體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WW-_3f__3f_1234" style:display-name="WW-??1234" style:family="paragraph">
      <style:paragraph-properties fo:text-align="center" style:justify-single-word="false" style:text-autospace="none"/>
    </style:style>
    <style:style style:name="WW-_3f__3f_12345" style:display-name="WW-??12345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WW-_3f__3f__20_1" style:display-name="WW-??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WW-_3f__3f__20_2" style:display-name="WW-?? 2" style:family="paragraph" style:parent-style-name="WW-_3f__3f_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_20_3" style:display-name="?? 3" style:family="paragraph" style:parent-style-name="WW-_3f__3f_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_20_4" style:display-name="?? 4" style:family="paragraph" style:parent-style-name="_3f__3f_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_20_5" style:display-name="?? 5" style:family="paragraph" style:parent-style-name="_3f__3f_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_20_6" style:display-name="?? 6" style:family="paragraph" style:parent-style-name="_3f__3f__20_5"/>
    <style:style style:name="_3f__3f__20_7" style:display-name="?? 7" style:family="paragraph" style:parent-style-name="_3f__3f__20_6"/>
    <style:style style:name="_3f__3f__20_8" style:display-name="?? 8" style:family="paragraph" style:parent-style-name="_3f__3f__20_7"/>
    <style:style style:name="_3f__3f__20_9" style:display-name="?? 9" style:family="paragraph" style:parent-style-name="_3f__3f__20_8"/>
    <style:style style:name="_3f__3f_1_7e_LT_7e_Gliederung_20_1" style:display-name="?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Gliederung_20_2" style:display-name="??1~LT~Gliederung 2" style:family="paragraph" style:parent-style-name="_3f_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_3f__3f_1_7e_LT_7e_Gliederung_20_3" style:display-name="??1~LT~Gliederung 3" style:family="paragraph" style:parent-style-name="_3f_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_3f__3f_1_7e_LT_7e_Gliederung_20_4" style:display-name="??1~LT~Gliederung 4" style:family="paragraph" style:parent-style-name="_3f_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_3f__3f_1_7e_LT_7e_Gliederung_20_5" style:display-name="??1~LT~Gliederung 5" style:family="paragraph" style:parent-style-name="_3f_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_3f__3f_1_7e_LT_7e_Gliederung_20_6" style:display-name="??1~LT~Gliederung 6" style:family="paragraph" style:parent-style-name="_3f__3f_1_7e_LT_7e_Gliederung_20_5"/>
    <style:style style:name="_3f__3f_1_7e_LT_7e_Gliederung_20_7" style:display-name="??1~LT~Gliederung 7" style:family="paragraph" style:parent-style-name="_3f__3f_1_7e_LT_7e_Gliederung_20_6"/>
    <style:style style:name="_3f__3f_1_7e_LT_7e_Gliederung_20_8" style:display-name="??1~LT~Gliederung 8" style:family="paragraph" style:parent-style-name="_3f__3f_1_7e_LT_7e_Gliederung_20_7"/>
    <style:style style:name="_3f__3f_1_7e_LT_7e_Gliederung_20_9" style:display-name="??1~LT~Gliederung 9" style:family="paragraph" style:parent-style-name="_3f__3f_1_7e_LT_7e_Gliederung_20_8"/>
    <style:style style:name="_3f__3f_1_7e_LT_7e_Titel" style:display-name="?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9ac" style:text-outline="false" style:text-line-through-style="none" style:font-name="新細明體" fo:font-size="44pt" fo:font-style="normal" fo:text-shadow="none" style:text-underline-style="none" fo:font-weight="normal" style:letter-kerning="true" style:font-name-asian="新細明體" style:font-size-asian="44pt" style:font-style-asian="normal" style:font-weight-asian="normal" style:font-name-complex="新細明體" style:font-size-complex="44pt" style:font-style-complex="normal" style:font-weight-complex="normal" style:text-emphasize="none" style:text-overline-style="none" style:text-overline-color="font-color"/>
    </style:style>
    <style:style style:name="_3f__3f_1_7e_LT_7e_Untertitel" style:display-name="?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808" style:text-outline="false" style:text-line-through-style="none" style:font-name="新細明體" fo:font-size="32pt" fo:font-style="normal" fo:text-shadow="none" style:text-underline-style="none" fo:font-weight="normal" style:letter-kerning="true" style:font-name-asian="新細明體" style:font-size-asian="32pt" style:font-style-asian="normal" style:font-weight-asian="normal" style:font-name-complex="新細明體" style:font-size-complex="32pt" style:font-style-complex="normal" style:font-weight-complex="normal" style:text-emphasize="none" style:text-overline-style="none" style:text-overline-color="font-color"/>
    </style:style>
    <style:style style:name="_3f__3f_1_7e_LT_7e_Notizen" style:display-name="?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新細明體" fo:font-size="12pt" fo:font-style="normal" fo:text-shadow="none" style:text-underline-style="none" fo:font-weight="normal" style:letter-kerning="true" style:font-name-asian="新細明體" style:font-size-asian="12pt" style:font-style-asian="normal" style:font-weight-asian="normal" style:font-name-complex="新細明體" style:font-size-complex="12pt" style:font-style-complex="normal" style:font-weight-complex="normal" style:text-emphasize="none" style:text-overline-style="none" style:text-overline-color="font-color"/>
    </style:style>
    <style:style style:name="_3f__3f_1_7e_LT_7e_Hintergrundobjekte" style:display-name="??1~LT~Hintergrundobjekte" style:family="paragraph">
      <style:paragraph-properties style:text-autospace="none"/>
      <style:text-properties style:letter-kerning="true"/>
    </style:style>
    <style:style style:name="_3f__3f_1_7e_LT_7e_Hintergrund" style:display-name="??1~LT~Hintergrund" style:family="paragraph">
      <style:paragraph-properties fo:text-align="center" style:justify-single-word="false" style:text-autospac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3-01-05T19:56:00</dc:date>
    <meta:editing-duration>PT17H20M35S</meta:editing-duration>
    <meta:editing-cycles>65</meta:editing-cycles>
    <meta:generator>LibreOffice/3.5$Linux_X86_64 LibreOffice_project/350m1$Build-2</meta:generator>
    <meta:document-statistic meta:table-count="0" meta:image-count="0" meta:object-count="0" meta:page-count="3" meta:paragraph-count="36" meta:word-count="1528" meta:character-count="2673" meta:non-whitespace-character-count="2858"/>
  </office:meta>
</office:document-meta>
</file>